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focus-outline1">
      <style:graphic-properties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outline1">
      <style:graphic-properties fo:min-height="12.12cm"/>
    </style:style>
    <style:style style:name="pr8" style:family="presentation" style:parent-style-name="focus3-notes">
      <style:graphic-properties draw:fill-color="#ffffff" fo:min-height="12.572cm"/>
    </style:style>
    <style:style style:name="pr9" style:family="presentation" style:parent-style-name="focus2-title">
      <style:graphic-properties draw:auto-grow-height="true" fo:min-height="3.506cm"/>
    </style:style>
    <style:style style:name="pr10" style:family="presentation" style:parent-style-name="focus2-outline1">
      <style:graphic-properties fo:min-height="12.12cm"/>
    </style:style>
    <style:style style:name="pr11" style:family="presentation" style:parent-style-name="focus2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color="#0000cc" style:font-name="Arial" fo:font-weight="bold" style:font-weight-asian="bold" style:font-weight-complex="bold"/>
    </style:style>
    <style:style style:name="P4" style:family="paragraph">
      <style:paragraph-properties fo:margin-left="0cm" fo:margin-right="0cm" fo:line-height="150%" fo:text-align="justify" fo:text-indent="0.94cm"/>
      <style:text-properties fo:color="#000000" style:font-name="Arial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5" style:family="paragraph">
      <style:paragraph-properties fo:margin-left="0cm" fo:margin-right="0cm" fo:line-height="150%" fo:text-align="justify" fo:text-indent="0.94cm"/>
      <style:text-properties style:font-name="Times New Roman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6" style:family="paragraph">
      <style:paragraph-properties fo:text-align="justify"/>
      <style:text-properties fo:color="#000000" style:font-name="Arial" fo:font-size="20pt" style:font-size-asian="20pt" style:font-size-complex="20pt"/>
    </style:style>
    <style:style style:name="P7" style:family="paragraph">
      <style:paragraph-properties fo:margin-left="0cm" fo:margin-right="0cm" fo:line-height="150%" fo:text-align="justify" fo:text-indent="0.94cm"/>
      <style:text-properties fo:color="#000000" style:font-name="Arial" fo:font-size="18.6000003814697pt" fo:language="zxx" fo:country="none" style:font-size-asian="18.6000003814697pt" style:language-asian="zxx" style:country-asian="none" style:font-size-complex="18.6000003814697pt" style:language-complex="zxx" style:country-complex="none"/>
    </style:style>
    <style:style style:name="P8" style:family="paragraph">
      <style:paragraph-properties fo:text-align="justify"/>
      <style:text-properties fo:color="#000000" style:font-name="Arial" fo:font-size="18.6000003814697pt" style:font-size-asian="18.6000003814697pt" style:font-size-complex="18.6000003814697pt"/>
    </style:style>
    <style:style style:name="P9" style:family="paragraph">
      <style:paragraph-properties fo:text-align="justify"/>
      <style:text-properties style:font-name="Arial"/>
    </style:style>
    <style:style style:name="P10" style:family="paragraph">
      <style:paragraph-properties fo:line-height="150%" fo:text-align="justify"/>
      <style:text-properties fo:color="#000000" style:font-name="Arial" fo:font-size="18.6000003814697pt" style:font-size-asian="18.6000003814697pt" style:font-size-complex="18.6000003814697pt"/>
    </style:style>
    <style:style style:name="P11" style:family="paragraph">
      <style:paragraph-properties fo:margin-left="0cm" fo:margin-right="0cm" fo:line-height="150%" fo:text-align="justify" fo:text-indent="0.94cm"/>
      <style:text-properties style:font-name="Arial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2" style:family="paragraph">
      <style:text-properties fo:color="#000000" style:font-name="Times New Roman" fo:font-weight="bold" style:font-weight-asian="bold" style:font-weight-complex="bold"/>
    </style:style>
    <style:style style:name="P13" style:family="paragraph">
      <style:paragraph-properties fo:text-align="center"/>
      <style:text-properties fo:color="#000000" style:font-name="Times New Roman" fo:font-weight="bold" style:font-weight-asian="bold" style:font-weight-complex="bold"/>
    </style:style>
    <style:style style:name="T1" style:family="text">
      <style:text-properties style:font-name="Arial" fo:font-size="32pt" style:font-size-asian="32pt" style:font-size-complex="32pt"/>
    </style:style>
    <style:style style:name="T2" style:family="text">
      <style:text-properties fo:color="#0000cc" style:font-name="FreeSerif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cc" style:font-name="Arial" fo:font-weight="bold" style:font-weight-asian="bold" style:font-weight-complex="bold"/>
    </style:style>
    <style:style style:name="T5" style:family="text">
      <style:text-properties fo:color="#000000" style:font-name="Arial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Microsoft YaHei" style:font-size-asian="20pt" style:language-asian="zxx" style:country-asian="none" style:font-style-asian="normal" style:font-weight-asian="normal" style:font-name-complex="Mangal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8.6000003814697pt" style:font-size-asian="18.6000003814697pt" style:font-size-complex="18.6000003814697pt"/>
    </style:style>
    <style:style style:name="T8" style:family="text">
      <style:text-properties fo:color="#000000" style:font-name="Arial" fo:font-size="18.6000003814697pt" fo:font-weight="bold" style:font-size-asian="18.6000003814697pt" style:font-weight-asian="bold" style:font-size-complex="18.6000003814697pt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" fo:font-size="18.6000003814697pt" fo:language="zxx" fo:country="none" fo:font-style="normal" fo:text-shadow="none" style:text-underline-style="none" fo:font-weight="normal" style:letter-kerning="true" style:font-name-asian="Microsoft YaHei" style:font-size-asian="18.6000003814697pt" style:language-asian="zxx" style:country-asian="none" style:font-style-asian="normal" style:font-weight-asian="normal" style:font-name-complex="Mangal" style:font-size-complex="18.600000381469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Times New Roman" fo:font-weight="normal" style:font-weight-asian="normal" style:font-weight-complex="normal"/>
    </style:style>
    <style:style style:name="T11" style:family="text">
      <style:text-properties fo:color="#000000" style:font-name="Times New Roman" fo:font-weight="bold" style:font-weight-asian="bold" style:font-weight-complex="bold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Hutech3</presentation:footer-decl>
      <presentation:date-time-decl presentation:name="dtd1" presentation:source="current-date" style:data-style-name="D3"/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>
          <draw:text-box>
            <text:list text:style-name="L1"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2">Team 3</text:span></text:p>
              </text:list-item>
              <text:list-item>
                <text:p><text:span text:style-name="T2">HUTECH</text:span></text:p>
              </text:list-item>
              <text:list-item>
                <text:p><text:span text:style-name="T2">TpHCM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 presentation:user-transformed="true">
          <draw:text-box>
            <text:p text:style-name="P3"><text:span text:style-name="T4">ĐẶT VẤN ĐỀ</text:span>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p text:style-name="P4"><text:span text:style-name="T5">Một trong những loại hình du lịch phổ biến là du lịch </text:span><text:span text:style-name="T5">đường bộ và phương tiện chủ yếu là ô tô.</text:span></text:p>
            <text:p text:style-name="P4"><text:span text:style-name="T5">Trong quá trình di chuyển trên đường, xe liên tục bị </text:span><text:span text:style-name="T5">hao mòn về các bộ phận như: lốp, đèn, bộ giảm xóc, </text:span><text:span text:style-name="T5">dầu nhớt,.... Nếu không bảo trì kịp thời, rất dễ dẫn đến </text:span><text:span text:style-name="T5">những hư hỏng nghiêm trọng, thậm trí có gây ra tai </text:span><text:span text:style-name="T5">nạn không mong muốn.</text:span></text:p>
            <text:p text:style-name="P4"><text:span text:style-name="T5">Các bộ phận dễ bị hao mòn là: lốp xe, đèn xe, nhớt, </text:span><text:span text:style-name="T5">bộ giảm xóc, bình ác-quy, bộ chế hòa khí,..</text:span></text:p>
            <text:p text:style-name="P5"><text:span text:style-name="T6">Lộ trình du lịch có thể dài hay ngắn. Trong quá trình </text:span><text:span text:style-name="T6">di chuyển, xe có thể gặp những đoạn đường xấu, gồ </text:span><text:span text:style-name="T6">ghề và đó là một trong những yếu tố làm cho việc đưa </text:span><text:span text:style-name="T6">xe đi bảo hành xảy ra sớm hơ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 text:style-name="P3"><text:span text:style-name="T4">MÔ TẢ GIẢI PHÁP</text:span></text:p>
          </draw:text-box>
        </draw:frame>
        <draw:frame presentation:style-name="pr7" draw:text-style-name="P8" draw:layer="layout" svg:width="24.108cm" svg:height="12.37cm" svg:x="1.946cm" svg:y="5.114cm" presentation:class="outline" presentation:user-transformed="true">
          <draw:text-box>
            <text:p text:style-name="P7"><text:span text:style-name="T7">Hỗ trợ chủ phương tiện bằng cách x</text:span><text:span text:style-name="T7">ây dựng ứng dụng di </text:span><text:span text:style-name="T7">động đưa ra thông báo tình trạng hiện tại của các bộ phận </text:span><text:span text:style-name="T7">được lắp đặt trong phương tiện di chuyển.</text:span></text:p>
            <text:p text:style-name="P7"><text:span text:style-name="T7">Với sự phát triển của công nghệ 4.0 và sự phát triền </text:span><text:span text:style-name="T7">mạnh mẽ của </text:span><text:span text:style-name="T7">Internet of Things </text:span><text:span text:style-name="T7">(</text:span><text:span text:style-name="T7">IoT</text:span><text:span text:style-name="T7">) việc áp dụng các công </text:span><text:span text:style-name="T7">nghệ mới vào nghiên cứu và xây dựng ứng dụng kiểm tra </text:span><text:span text:style-name="T7">tình trạng x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 text:style-name="P3"><text:span text:style-name="T4">GIẢI QUYẾT BÀI TOÁN</text:span></text:p>
          </draw:text-box>
        </draw:frame>
        <draw:frame presentation:style-name="pr7" draw:text-style-name="P8" draw:layer="layout" svg:width="24.108cm" svg:height="12.37cm" svg:x="1.946cm" svg:y="5.114cm" presentation:class="outline" presentation:user-transformed="true">
          <draw:text-box>
            <text:list text:style-name="L3">
              <text:list-header>
                <text:p text:style-name="P8"><text:span text:style-name="T8">Các cảm biến được sử dụng trong bài toán: </text:span></text:p>
                <text:list>
                  <text:list-item>
                    <text:p text:style-name="P9"><text:span text:style-name="T7">Cảm biến rung lắc </text:span></text:p>
                  </text:list-item>
                  <text:list-item>
                    <text:p text:style-name="P9"><text:span text:style-name="T7">Cảm biến ánh sáng</text:span></text:p>
                  </text:list-item>
                  <text:list-item>
                    <text:p text:style-name="P9"><text:span text:style-name="T7">Cảm biến điện áp</text:span></text:p>
                  </text:list-item>
                  <text:list-item>
                    <text:p text:style-name="P9"><text:span text:style-name="T7">Định vị GPS</text:span></text:p>
                  </text:list-item>
                  <text:list-item>
                    <text:p text:style-name="P9"><text:span text:style-name="T7">Realtime locatio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 text:style-name="P3"><text:span text:style-name="T4">GIẢI QUYẾT BÀI TOÁN</text:span></text:p>
          </draw:text-box>
        </draw:frame>
        <draw:frame presentation:style-name="pr7" draw:text-style-name="P8" draw:layer="layout" svg:width="24.108cm" svg:height="12.37cm" svg:x="1.946cm" svg:y="5.114cm" presentation:class="outline" presentation:user-transformed="true">
          <draw:text-box>
            <text:list text:style-name="L3">
              <text:list-header>
                <text:p text:style-name="P8"><text:span text:style-name="T8">Công nghệ được sử dụng trong bài toán:</text:span></text:p>
                <text:list>
                  <text:list-item>
                    <text:p text:style-name="P9"><text:span text:style-name="T7">Firebase (Storage, Authentication, Database, Cloud </text:span><text:span text:style-name="T7">Message)</text:span></text:p>
                  </text:list-item>
                  <text:list-item>
                    <text:p text:style-name="P9"><text:span text:style-name="T7">Android Native (ngôn ngữ Java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 text:style-name="P3"><text:span text:style-name="T4">GIẢI QUYẾT BÀI TOÁN</text:span></text:p>
          </draw:text-box>
        </draw:frame>
        <draw:frame presentation:style-name="pr7" draw:text-style-name="P10" draw:layer="layout" svg:width="24.108cm" svg:height="12.37cm" svg:x="1.946cm" svg:y="5.114cm" presentation:class="outline" presentation:user-transformed="true">
          <draw:text-box>
            <text:list text:style-name="L3">
              <text:list-header>
                <text:p text:style-name="P10"><text:span text:style-name="T9">Cảm biến rung lắc sẽ được lắp ở tay lái để ghi nhận các </text:span><text:span text:style-name="T9">chỉ số rung. Các xe có độ rung bất thường sẽ được dự </text:span><text:span text:style-name="T9">đoán có vấn đề ở các bộ phận thiết bị giảm xóc, bánh xe </text:span><text:span text:style-name="T9">lắp không cân, hoặc là phải thay lốp mới. Sau khi sửa </text:span><text:span text:style-name="T9">chữa, người dùng sẽ xác nhận và các thiết lập sẽ được </text:span><text:span text:style-name="T9">đưa</text:span><text:span text:style-name="T9"> về trạng thái ban đầu.</text:span></text:p>
              </text:list-header>
            </text:list>
            <text:p text:style-name="P11"><text:span text:style-name="T9">Các đèn xe sẽ được lắp cảm biến ánh sáng để đo độ </text:span><text:span text:style-name="T9">sáng của đèn. Trong lần đầu sử dụng hoặc sau khi đã thay </text:span><text:span text:style-name="T9">mới, độ ổn định là 100% sau khi sử dụng các cảm biến sẽ đo </text:span><text:span text:style-name="T9">sự thay đổi khi đạt các mức cụ thể ứng dụng quản lí cảm </text:span><text:span text:style-name="T9">biến sẽ gửi thông báo đến cho người sử dụng thay mới đèn </text:span><text:span text:style-name="T9">x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 text:style-name="P3"><text:span text:style-name="T4">GIẢI QUYẾT BÀI TOÁN</text:span></text:p>
          </draw:text-box>
        </draw:frame>
        <draw:frame presentation:style-name="pr7" draw:text-style-name="P10" draw:layer="layout" svg:width="24.108cm" svg:height="12.37cm" svg:x="2.086cm" svg:y="5.114cm" presentation:class="outline" presentation:user-transformed="true">
          <draw:text-box>
            <text:p text:style-name="P5"><text:span text:style-name="T9">Để đảm bảo cho ắc quy luôn được hoạt động ổn định khi </text:span><text:span text:style-name="T9">phương tiện hoạt động. Chúng ta sẽ dùng đến cảm biến điện </text:span><text:span text:style-name="T9">áp, khi ác quy sắp hết cảm biến sẽ đo cường độ dòng điện </text:span><text:span text:style-name="T9">và đưa ra thông báo cho người sử dụng.</text:span></text:p>
            <text:p text:style-name="P5"><text:span text:style-name="T9">Sử dụng GPS, realtime location để xác định vị trí của x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7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10" draw:text-style-name="P12" draw:layer="layout" svg:width="18.313cm" svg:height="13.529cm" svg:x="4.903cm" svg:y="4.914cm" presentation:class="outline" presentation:user-transformed="true">
          <draw:text-box>
            <text:list text:style-name="L3">
              <text:list-header>
                <text:p text:style-name="P12"><text:span text:style-name="T10"/></text:p>
                <text:p text:style-name="P12"><text:span text:style-name="T10"/></text:p>
                <text:p text:style-name="P12"><text:span text:style-name="T10">CẢM ƠN MỌI NGƯỜI ĐÃ LẮNG NGHE</text:span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  <text:p xml:id="id2" text:id="id2" text:style-name="P13"><text:span text:style-name="T11">CHÀO TẠM BIỆ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vi" fo:country="VN" style:font-size-asian="14pt" style:language-asian="vi" style:country-asian="VN" style:font-size-complex="14pt" style:language-complex="vi" style:country-complex="VN"/>
    </style:style>
    <style:style style:name="MT3" style:family="text">
      <style:text-properties fo:color="#dddddd" style:font-name="DejaVu Sans2" fo:font-size="14pt" fo:language="vi" fo:country="VN" style:font-size-asian="14pt" style:language-asian="vi" style:country-asian="VN" style:font-size-complex="14pt" style:language-complex="vi" style:country-complex="VN"/>
    </style:style>
    <style:style style:name="MT4" style:family="text">
      <style:text-properties fo:color="#dddddd" style:font-name="DejaVu Sans2" fo:font-size="14pt" style:font-size-asian="14pt" style:font-size-complex="14pt"/>
    </style:style>
    <style:style style:name="MT5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4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5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5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3:30:46.509549580</meta:creation-date>
    <meta:editing-duration>P0D</meta:editing-duration>
    <meta:editing-cycles>1</meta:editing-cycles>
    <meta:generator>LibreOffice/5.1.6.2$Linux_X86_64 LibreOffice_project/10m0$Build-2</meta:generator>
    <meta:document-statistic meta:object-count="93"/>
    <meta:template xlink:type="simple" xlink:actuate="onRequest" xlink:title="Focus" xlink:href="../../../../../../../usr/lib/libreoffice/share/template/common/presnt/Focus.otp" meta:date="2017-12-07T13:30:46.185247153"/>
  </office:meta>
</office:document-meta>
</file>